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arch Engine Land</text:p>
      <text:p text:style-name="Standard">Hello Search Marketer,</text:p>
      <text:p text:style-name="Standard">Confirm your subscription now to receive the best news in search marketing each day.</text:p>
      <text:p text:style-name="Standard">Yes, subscribe me to SearchCap!</text:p>
      <text:p text:style-name="Standard">If you've received this by mistake, you do not need to do anything, simply delete this message.</text:p>
      <text:p text:style-name="Standard">This email was sent to</text:p>
      <text:p text:style-name="Standard">You will not be subscribed to this newsletter unless</text:p>
      <text:p text:style-name="Standard">you confirm your email. We respect your privacy.</text:p>
      <text:p text:style-name="Standard">By subscribing to Search Engine Land, you may receive some offer mailings from our other Third</text:p>
      <text:p text:style-name="Standard">Door Media brands, including SMX, Digital Marketing Depot, Marketing Land, MarTech Today</text:p>
      <text:p text:style-name="Standard">and the MarTech Conference. You'll be able to opt out at anytime.</text:p>
      <text:p text:style-name="Standard">This email was sent by: Search Engine Land - a Third Door Media, Inc. publication with</text:p>
      <text:p text:style-name="Standard">headquarters at 279 Newtown Tpke. Redding, CT 06896 US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0T11:56:47.080000000</dc:date>
    <meta:editing-duration>PT3S</meta:editing-duration>
    <meta:editing-cycles>1</meta:editing-cycles>
    <meta:document-statistic meta:table-count="0" meta:image-count="0" meta:object-count="0" meta:page-count="1" meta:paragraph-count="13" meta:word-count="129" meta:character-count="760" meta:non-whitespace-character-count="644"/>
    <meta:generator>LibreOffice/7.2.6.2$Windows_X86_64 LibreOffice_project/b0ec3a565991f7569a5a7f5d24fed7f52653d754</meta:generator>
  </office:meta>
</office:document-meta>
</file>